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7]-[.B147]" office:value-type="float" office:value="-0.000900000000000012" calcext:value-type="float">
            <text:p>-0,000900000000000012</text:p>
          </table:table-cell>
          <table:table-cell table:formula="of:=SQRT([.C147]*[.C147] + [.F147]*[.F147])" office:value-type="float" office:value="0.0162634559672906" calcext:value-type="float">
            <text:p>0,0163</text:p>
          </table:table-cell>
          <table:table-cell table:formula="of:=(([.E147]-[.B147]) / [.B147]) * 100" office:value-type="float" office:value="-0.468750000000006" calcext:value-type="float">
            <text:p>-0,4688</text:p>
          </table:table-cell>
          <table:table-cell/>
          <table:table-cell table:formula="of:=[.H147]+1.96*[.I147]" office:value-type="float" office:value="0.0309763736958896" calcext:value-type="float">
            <text:p>0,0310</text:p>
          </table:table-cell>
          <table:table-cell table:formula="of:=[.H147]-1.96*[.I147]" office:value-type="float" office:value="-0.0327763736958896" calcext:value-type="float">
            <text:p>-0,03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48]-[.B148]" office:value-type="float" office:value="0" calcext:value-type="float">
            <text:p>0</text:p>
          </table:table-cell>
          <table:table-cell table:formula="of:=SQRT([.C148]*[.C148] + [.F148]*[.F148])" office:value-type="float" office:value="0.00494974746830583" calcext:value-type="float">
            <text:p>0,0049</text:p>
          </table:table-cell>
          <table:table-cell table:formula="of:=(([.E148]-[.B148]) / [.B148]) * 100" office:value-type="float" office:value="0" calcext:value-type="float">
            <text:p>0,0000</text:p>
          </table:table-cell>
          <table:table-cell/>
          <table:table-cell table:formula="of:=[.H148]+1.96*[.I148]" office:value-type="float" office:value="0.00970150503787943" calcext:value-type="float">
            <text:p>0,0097</text:p>
          </table:table-cell>
          <table:table-cell table:formula="of:=[.H148]-1.96*[.I148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49]-[.B149]" office:value-type="float" office:value="0.000599999999999989" calcext:value-type="float">
            <text:p>0,000599999999999989</text:p>
          </table:table-cell>
          <table:table-cell table:formula="of:=SQRT([.C149]*[.C149] + [.F149]*[.F149])" office:value-type="float" office:value="0.00622253967444162" calcext:value-type="float">
            <text:p>0,0062</text:p>
          </table:table-cell>
          <table:table-cell table:formula="of:=(([.E149]-[.B149]) / [.B149]) * 100" office:value-type="float" office:value="0.230414746543775" calcext:value-type="float">
            <text:p>0,2304</text:p>
          </table:table-cell>
          <table:table-cell/>
          <table:table-cell table:formula="of:=[.H149]+1.96*[.I149]" office:value-type="float" office:value="0.0127961777619056" calcext:value-type="float">
            <text:p>0,0128</text:p>
          </table:table-cell>
          <table:table-cell table:formula="of:=[.H149]-1.96*[.I149]" office:value-type="float" office:value="-0.0115961777619056" calcext:value-type="float">
            <text:p>-0,011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50]-[.B150]" office:value-type="float" office:value="-0.00160000000000005" calcext:value-type="float">
            <text:p>-0,00160000000000005</text:p>
          </table:table-cell>
          <table:table-cell table:formula="of:=SQRT([.C150]*[.C150] + [.F150]*[.F150])" office:value-type="float" office:value="0.0197989898732233" calcext:value-type="float">
            <text:p>0,0198</text:p>
          </table:table-cell>
          <table:table-cell table:formula="of:=(([.E150]-[.B150]) / [.B150]) * 100" office:value-type="float" office:value="-0.307633147471649" calcext:value-type="float">
            <text:p>-0,3076</text:p>
          </table:table-cell>
          <table:table-cell/>
          <table:table-cell table:formula="of:=[.H150]+1.96*[.I150]" office:value-type="float" office:value="0.0372060201515177" calcext:value-type="float">
            <text:p>0,0372</text:p>
          </table:table-cell>
          <table:table-cell table:formula="of:=[.H150]-1.96*[.I150]" office:value-type="float" office:value="-0.0404060201515178" calcext:value-type="float">
            <text:p>-0,04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1]-[.B151]" office:value-type="float" office:value="0" calcext:value-type="float">
            <text:p>0</text:p>
          </table:table-cell>
          <table:table-cell table:formula="of:=SQRT([.C151]*[.C151] + [.F151]*[.F15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1]+1.96*[.I151]" office:value-type="float" office:value="0" calcext:value-type="float">
            <text:p>0,0000</text:p>
          </table:table-cell>
          <table:table-cell table:formula="of:=[.H151]-1.96*[.I151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52]-[.B152]" office:value-type="float" office:value="-122730.9253" calcext:value-type="float">
            <text:p>-122730,9253</text:p>
          </table:table-cell>
          <table:table-cell table:formula="of:=SQRT([.C152]*[.C152] + [.F152]*[.F152])" office:value-type="float" office:value="233112.590747452" calcext:value-type="float">
            <text:p>233112,5907</text:p>
          </table:table-cell>
          <table:table-cell table:formula="of:=(([.E152]-[.B152]) / [.B152]) * 100" office:value-type="float" office:value="-5.84710829086573" calcext:value-type="float">
            <text:p>-5,8471</text:p>
          </table:table-cell>
          <table:table-cell/>
          <table:table-cell table:formula="of:=[.H152]+1.96*[.I152]" office:value-type="float" office:value="334169.752565006" calcext:value-type="float">
            <text:p>334169,7526</text:p>
          </table:table-cell>
          <table:table-cell table:formula="of:=[.H152]-1.96*[.I152]" office:value-type="float" office:value="-579631.603165007" calcext:value-type="float">
            <text:p>-579631,60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53]-[.B153]" office:value-type="float" office:value="-0.00609999999999999" calcext:value-type="float">
            <text:p>-0,00609999999999999</text:p>
          </table:table-cell>
          <table:table-cell table:formula="of:=SQRT([.C153]*[.C153] + [.F153]*[.F153])" office:value-type="float" office:value="0.00240416305603426" calcext:value-type="float">
            <text:p>0,0024</text:p>
          </table:table-cell>
          <table:table-cell table:formula="of:=(([.E153]-[.B153]) / [.B153]) * 100" office:value-type="float" office:value="-1.10888929285584" calcext:value-type="float">
            <text:p>-1,1089</text:p>
          </table:table-cell>
          <table:table-cell/>
          <table:table-cell table:formula="of:=[.H153]+1.96*[.I153]" office:value-type="float" office:value="-0.00138784041017284" calcext:value-type="float">
            <text:p>-0,0014</text:p>
          </table:table-cell>
          <table:table-cell table:formula="of:=[.H153]-1.96*[.I153]" office:value-type="float" office:value="-0.0108121595898271" calcext:value-type="float">
            <text:p>-0,0108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4]-[.B154]" office:value-type="float" office:value="0" calcext:value-type="float">
            <text:p>0</text:p>
          </table:table-cell>
          <table:table-cell table:formula="of:=SQRT([.C154]*[.C154] + [.F154]*[.F1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4]+1.96*[.I154]" office:value-type="float" office:value="0" calcext:value-type="float">
            <text:p>0,0000</text:p>
          </table:table-cell>
          <table:table-cell table:formula="of:=[.H154]-1.96*[.I154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55]-[.B155]" office:value-type="float" office:value="-951513.6807" calcext:value-type="float">
            <text:p>-951513,6807</text:p>
          </table:table-cell>
          <table:table-cell table:formula="of:=SQRT([.C155]*[.C155] + [.F155]*[.F155])" office:value-type="float" office:value="2282999.10430426" calcext:value-type="float">
            <text:p>2282999,1043</text:p>
          </table:table-cell>
          <table:table-cell table:formula="of:=(([.E155]-[.B155]) / [.B155]) * 100" office:value-type="float" office:value="-7.1288991945007" calcext:value-type="float">
            <text:p>-7,1289</text:p>
          </table:table-cell>
          <table:table-cell/>
          <table:table-cell table:formula="of:=[.H155]+1.96*[.I155]" office:value-type="float" office:value="3523164.56373636" calcext:value-type="float">
            <text:p>3523164,5637</text:p>
          </table:table-cell>
          <table:table-cell table:formula="of:=[.H155]-1.96*[.I155]" office:value-type="float" office:value="-5426191.92513636" calcext:value-type="float">
            <text:p>-5426191,92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59]-[.B159]" office:value-type="float" office:value="-0.00260000000000002" calcext:value-type="float">
            <text:p>-0,00260000000000002</text:p>
          </table:table-cell>
          <table:table-cell table:formula="of:=SQRT([.C159]*[.C159] + [.F159]*[.F159])" office:value-type="float" office:value="0.0162634559672906" calcext:value-type="float">
            <text:p>0,0163</text:p>
          </table:table-cell>
          <table:table-cell table:formula="of:=(([.E159]-[.B159]) / [.B159]) * 100" office:value-type="float" office:value="-1.34228187919464" calcext:value-type="float">
            <text:p>-1,3423</text:p>
          </table:table-cell>
          <table:table-cell/>
          <table:table-cell table:formula="of:=[.H159]+1.96*[.I159]" office:value-type="float" office:value="0.0292763736958895" calcext:value-type="float">
            <text:p>0,0293</text:p>
          </table:table-cell>
          <table:table-cell table:formula="of:=[.H159]-1.96*[.I159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60]-[.B160]" office:value-type="float" office:value="0" calcext:value-type="float">
            <text:p>0</text:p>
          </table:table-cell>
          <table:table-cell table:formula="of:=SQRT([.C160]*[.C160] + [.F160]*[.F160])" office:value-type="float" office:value="0.00494974746830583" calcext:value-type="float">
            <text:p>0,0049</text:p>
          </table:table-cell>
          <table:table-cell table:formula="of:=(([.E160]-[.B160]) / [.B160]) * 100" office:value-type="float" office:value="0" calcext:value-type="float">
            <text:p>0,0000</text:p>
          </table:table-cell>
          <table:table-cell/>
          <table:table-cell table:formula="of:=[.H160]+1.96*[.I160]" office:value-type="float" office:value="0.00970150503787943" calcext:value-type="float">
            <text:p>0,0097</text:p>
          </table:table-cell>
          <table:table-cell table:formula="of:=[.H160]-1.96*[.I160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1]-[.B161]" office:value-type="float" office:value="0.000200000000000033" calcext:value-type="float">
            <text:p>0,000200000000000033</text:p>
          </table:table-cell>
          <table:table-cell table:formula="of:=SQRT([.C161]*[.C161] + [.F161]*[.F161])" office:value-type="float" office:value="0.00622253967444162" calcext:value-type="float">
            <text:p>0,0062</text:p>
          </table:table-cell>
          <table:table-cell table:formula="of:=(([.E161]-[.B161]) / [.B161]) * 100" office:value-type="float" office:value="0.07668711656443" calcext:value-type="float">
            <text:p>0,0767</text:p>
          </table:table-cell>
          <table:table-cell/>
          <table:table-cell table:formula="of:=[.H161]+1.96*[.I161]" office:value-type="float" office:value="0.0123961777619056" calcext:value-type="float">
            <text:p>0,0124</text:p>
          </table:table-cell>
          <table:table-cell table:formula="of:=[.H161]-1.96*[.I161]" office:value-type="float" office:value="-0.0119961777619055" calcext:value-type="float">
            <text:p>-0,012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62]-[.B162]" office:value-type="float" office:value="0.0189" calcext:value-type="float">
            <text:p>0,0189</text:p>
          </table:table-cell>
          <table:table-cell table:formula="of:=SQRT([.C162]*[.C162] + [.F162]*[.F162])" office:value-type="float" office:value="0.0198698263706556" calcext:value-type="float">
            <text:p>0,0199</text:p>
          </table:table-cell>
          <table:table-cell table:formula="of:=(([.E162]-[.B162]) / [.B162]) * 100" office:value-type="float" office:value="3.7830264211369" calcext:value-type="float">
            <text:p>3,7830</text:p>
          </table:table-cell>
          <table:table-cell/>
          <table:table-cell table:formula="of:=[.H162]+1.96*[.I162]" office:value-type="float" office:value="0.0578448596864849" calcext:value-type="float">
            <text:p>0,0578</text:p>
          </table:table-cell>
          <table:table-cell table:formula="of:=[.H162]-1.96*[.I162]" office:value-type="float" office:value="-0.020044859686485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3]-[.B163]" office:value-type="float" office:value="0" calcext:value-type="float">
            <text:p>0</text:p>
          </table:table-cell>
          <table:table-cell table:formula="of:=SQRT([.C163]*[.C163] + [.F163]*[.F16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3]+1.96*[.I163]" office:value-type="float" office:value="0" calcext:value-type="float">
            <text:p>0,0000</text:p>
          </table:table-cell>
          <table:table-cell table:formula="of:=[.H163]-1.96*[.I163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64]-[.B164]" office:value-type="float" office:value="117922.9606" calcext:value-type="float">
            <text:p>117922,9606</text:p>
          </table:table-cell>
          <table:table-cell table:formula="of:=SQRT([.C164]*[.C164] + [.F164]*[.F164])" office:value-type="float" office:value="216978.602522627" calcext:value-type="float">
            <text:p>216978,6025</text:p>
          </table:table-cell>
          <table:table-cell table:formula="of:=(([.E164]-[.B164]) / [.B164]) * 100" office:value-type="float" office:value="6.34557938408336" calcext:value-type="float">
            <text:p>6,3456</text:p>
          </table:table-cell>
          <table:table-cell/>
          <table:table-cell table:formula="of:=[.H164]+1.96*[.I164]" office:value-type="float" office:value="543201.021544349" calcext:value-type="float">
            <text:p>543201,0215</text:p>
          </table:table-cell>
          <table:table-cell table:formula="of:=[.H164]-1.96*[.I164]" office:value-type="float" office:value="-307355.10034435" calcext:value-type="float">
            <text:p>-307355,10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65]-[.B165]" office:value-type="float" office:value="-0.00700000000000001" calcext:value-type="float">
            <text:p>-0,00700000000000001</text:p>
          </table:table-cell>
          <table:table-cell table:formula="of:=SQRT([.C165]*[.C165] + [.F165]*[.F165])" office:value-type="float" office:value="0.00240416305603426" calcext:value-type="float">
            <text:p>0,0024</text:p>
          </table:table-cell>
          <table:table-cell table:formula="of:=(([.E165]-[.B165]) / [.B165]) * 100" office:value-type="float" office:value="-1.27041742286751" calcext:value-type="float">
            <text:p>-1,2704</text:p>
          </table:table-cell>
          <table:table-cell/>
          <table:table-cell table:formula="of:=[.H165]+1.96*[.I165]" office:value-type="float" office:value="-0.00228784041017285" calcext:value-type="float">
            <text:p>-0,0023</text:p>
          </table:table-cell>
          <table:table-cell table:formula="of:=[.H165]-1.96*[.I165]" office:value-type="float" office:value="-0.0117121595898272" calcext:value-type="float">
            <text:p>-0,0117</text:p>
          </table:table-cell>
          <table:table-cell office:value-type="string" calcext:value-type="string">
            <text:p>160M k440 Inter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6]-[.B166]" office:value-type="float" office:value="0" calcext:value-type="float">
            <text:p>0</text:p>
          </table:table-cell>
          <table:table-cell table:formula="of:=SQRT([.C166]*[.C166] + [.F166]*[.F1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6]+1.96*[.I166]" office:value-type="float" office:value="0" calcext:value-type="float">
            <text:p>0,0000</text:p>
          </table:table-cell>
          <table:table-cell table:formula="of:=[.H166]-1.96*[.I166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67]-[.B167]" office:value-type="float" office:value="740191.6128" calcext:value-type="float">
            <text:p>740191,6128</text:p>
          </table:table-cell>
          <table:table-cell table:formula="of:=SQRT([.C167]*[.C167] + [.F167]*[.F167])" office:value-type="float" office:value="1512094.91823344" calcext:value-type="float">
            <text:p>1512094,9182</text:p>
          </table:table-cell>
          <table:table-cell table:formula="of:=(([.E167]-[.B167]) / [.B167]) * 100" office:value-type="float" office:value="6.35054072742703" calcext:value-type="float">
            <text:p>6,3505</text:p>
          </table:table-cell>
          <table:table-cell/>
          <table:table-cell table:formula="of:=[.H167]+1.96*[.I167]" office:value-type="float" office:value="3703897.65253754" calcext:value-type="float">
            <text:p>3703897,6525</text:p>
          </table:table-cell>
          <table:table-cell table:formula="of:=[.H167]-1.96*[.I167]" office:value-type="float" office:value="-2223514.42693754" calcext:value-type="float">
            <text:p>-2223514,4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Tin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71]-[.B171]" office:value-type="float" office:value="-0.0205" calcext:value-type="float">
            <text:p>-0,0205</text:p>
          </table:table-cell>
          <table:table-cell table:formula="of:=SQRT([.C171]*[.C171] + [.F171]*[.F171])" office:value-type="float" office:value="0.0166207701385947" calcext:value-type="float">
            <text:p>0,0166</text:p>
          </table:table-cell>
          <table:table-cell table:formula="of:=(([.E171]-[.B171]) / [.B171]) * 100" office:value-type="float" office:value="-9.64705882352941" calcext:value-type="float">
            <text:p>-9,6471</text:p>
          </table:table-cell>
          <table:table-cell/>
          <table:table-cell table:formula="of:=[.H171]+1.96*[.I171]" office:value-type="float" office:value="0.0120767094716455" calcext:value-type="float">
            <text:p>0,0121</text:p>
          </table:table-cell>
          <table:table-cell table:formula="of:=[.H171]-1.96*[.I171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72]-[.B172]" office:value-type="float" office:value="-0.0404" calcext:value-type="float">
            <text:p>-0,0404</text:p>
          </table:table-cell>
          <table:table-cell table:formula="of:=SQRT([.C172]*[.C172] + [.F172]*[.F172])" office:value-type="float" office:value="0.00509313263129874" calcext:value-type="float">
            <text:p>0,0051</text:p>
          </table:table-cell>
          <table:table-cell table:formula="of:=(([.E172]-[.B172]) / [.B172]) * 100" office:value-type="float" office:value="-14.9685068543905" calcext:value-type="float">
            <text:p>-14,9685</text:p>
          </table:table-cell>
          <table:table-cell/>
          <table:table-cell table:formula="of:=[.H172]+1.96*[.I172]" office:value-type="float" office:value="-0.0304174600426544" calcext:value-type="float">
            <text:p>-0,0304</text:p>
          </table:table-cell>
          <table:table-cell table:formula="of:=[.H172]-1.96*[.I172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1" calcext:value-type="float">
            <text:p>0,2601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73]-[.B173]" office:value-type="float" office:value="0.00409999999999999" calcext:value-type="float">
            <text:p>0,00409999999999999</text:p>
          </table:table-cell>
          <table:table-cell table:formula="of:=SQRT([.C173]*[.C173] + [.F173]*[.F173])" office:value-type="float" office:value="0.00622253967444162" calcext:value-type="float">
            <text:p>0,0062</text:p>
          </table:table-cell>
          <table:table-cell table:formula="of:=(([.E173]-[.B173]) / [.B173]) * 100" office:value-type="float" office:value="1.6015625" calcext:value-type="float">
            <text:p>1,6016</text:p>
          </table:table-cell>
          <table:table-cell/>
          <table:table-cell table:formula="of:=[.H173]+1.96*[.I173]" office:value-type="float" office:value="0.0162961777619056" calcext:value-type="float">
            <text:p>0,0163</text:p>
          </table:table-cell>
          <table:table-cell table:formula="of:=[.H173]-1.96*[.I173]" office:value-type="float" office:value="-0.00809617776190558" calcext:value-type="float">
            <text:p>-0,008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28" calcext:value-type="float">
            <text:p>0,5028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74]-[.B174]" office:value-type="float" office:value="0.0308000000000001" calcext:value-type="float">
            <text:p>0,0308000000000001</text:p>
          </table:table-cell>
          <table:table-cell table:formula="of:=SQRT([.C174]*[.C174] + [.F174]*[.F174])" office:value-type="float" office:value="0.0198698263706556" calcext:value-type="float">
            <text:p>0,0199</text:p>
          </table:table-cell>
          <table:table-cell table:formula="of:=(([.E174]-[.B174]) / [.B174]) * 100" office:value-type="float" office:value="6.52542372881357" calcext:value-type="float">
            <text:p>6,5254</text:p>
          </table:table-cell>
          <table:table-cell/>
          <table:table-cell table:formula="of:=[.H174]+1.96*[.I174]" office:value-type="float" office:value="0.069744859686485" calcext:value-type="float">
            <text:p>0,0697</text:p>
          </table:table-cell>
          <table:table-cell table:formula="of:=[.H174]-1.96*[.I174]" office:value-type="float" office:value="-0.00814485968648489" calcext:value-type="float">
            <text:p>-0,008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5]-[.B175]" office:value-type="float" office:value="0" calcext:value-type="float">
            <text:p>0</text:p>
          </table:table-cell>
          <table:table-cell table:formula="of:=SQRT([.C175]*[.C175] + [.F175]*[.F17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5]+1.96*[.I175]" office:value-type="float" office:value="0" calcext:value-type="float">
            <text:p>0,0000</text:p>
          </table:table-cell>
          <table:table-cell table:formula="of:=[.H175]-1.96*[.I17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99132.2196" calcext:value-type="float">
            <text:p>1999132,2196</text:p>
          </table:table-cell>
          <table:table-cell office:value-type="float" office:value="160826.8958" calcext:value-type="float">
            <text:p>160826,8958</text:p>
          </table:table-cell>
          <table:table-cell/>
          <table:table-cell table:formula="of:=[.E176]-[.B176]" office:value-type="float" office:value="-1034043.0497" calcext:value-type="float">
            <text:p>-1034043,0497</text:p>
          </table:table-cell>
          <table:table-cell table:formula="of:=SQRT([.C176]*[.C176] + [.F176]*[.F176])" office:value-type="float" office:value="330671.832189202" calcext:value-type="float">
            <text:p>330671,8322</text:p>
          </table:table-cell>
          <table:table-cell table:formula="of:=(([.E176]-[.B176]) / [.B176]) * 100" office:value-type="float" office:value="-34.0911077630749" calcext:value-type="float">
            <text:p>-34,0911</text:p>
          </table:table-cell>
          <table:table-cell/>
          <table:table-cell table:formula="of:=[.H176]+1.96*[.I176]" office:value-type="float" office:value="-385926.258609163" calcext:value-type="float">
            <text:p>-385926,2586</text:p>
          </table:table-cell>
          <table:table-cell table:formula="of:=[.H176]-1.96*[.I176]" office:value-type="float" office:value="-1682159.84079084" calcext:value-type="float">
            <text:p>-1682159,8408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6" calcext:value-type="float">
            <text:p>0,549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77]-[.B177]" office:value-type="float" office:value="0.0302" calcext:value-type="float">
            <text:p>0,0302</text:p>
          </table:table-cell>
          <table:table-cell table:formula="of:=SQRT([.C177]*[.C177] + [.F177]*[.F177])" office:value-type="float" office:value="0.00247588368062799" calcext:value-type="float">
            <text:p>0,0025</text:p>
          </table:table-cell>
          <table:table-cell table:formula="of:=(([.E177]-[.B177]) / [.B177]) * 100" office:value-type="float" office:value="5.81440123219099" calcext:value-type="float">
            <text:p>5,8144</text:p>
          </table:table-cell>
          <table:table-cell/>
          <table:table-cell table:formula="of:=[.H177]+1.96*[.I177]" office:value-type="float" office:value="0.0350527320140309" calcext:value-type="float">
            <text:p>0,0351</text:p>
          </table:table-cell>
          <table:table-cell table:formula="of:=[.H177]-1.96*[.I177]" office:value-type="float" office:value="0.0253472679859691" calcext:value-type="float">
            <text:p>0,0253</text:p>
          </table:table-cell>
          <table:table-cell office:value-type="string" calcext:value-type="string">
            <text:p>Density Tin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8]-[.B178]" office:value-type="float" office:value="0" calcext:value-type="float">
            <text:p>0</text:p>
          </table:table-cell>
          <table:table-cell table:formula="of:=SQRT([.C178]*[.C178] + [.F178]*[.F1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8]+1.96*[.I178]" office:value-type="float" office:value="0" calcext:value-type="float">
            <text:p>0,0000</text:p>
          </table:table-cell>
          <table:table-cell table:formula="of:=[.H178]-1.96*[.I1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2626732.2291" calcext:value-type="float">
            <text:p>12626732,2291</text:p>
          </table:table-cell>
          <table:table-cell table:style-name="ce1" office:value-type="float" office:value="1125855.571" calcext:value-type="float">
            <text:p>1125855,5710</text:p>
          </table:table-cell>
          <table:table-cell/>
          <table:table-cell table:formula="of:=[.E179]-[.B179]" office:value-type="float" office:value="-14441219.117" calcext:value-type="float">
            <text:p>-14441219,117</text:p>
          </table:table-cell>
          <table:table-cell table:formula="of:=SQRT([.C179]*[.C179] + [.F179]*[.F179])" office:value-type="float" office:value="2934598.54205734" calcext:value-type="float">
            <text:p>2934598,5421</text:p>
          </table:table-cell>
          <table:table-cell table:formula="of:=(([.E179]-[.B179]) / [.B179]) * 100" office:value-type="float" office:value="-53.3517255604227" calcext:value-type="float">
            <text:p>-53,3517</text:p>
          </table:table-cell>
          <table:table-cell/>
          <table:table-cell table:formula="of:=[.H179]+1.96*[.I179]" office:value-type="float" office:value="-8689405.97456762" calcext:value-type="float">
            <text:p>-8689405,9746</text:p>
          </table:table-cell>
          <table:table-cell table:formula="of:=[.H179]-1.96*[.I179]" office:value-type="float" office:value="-20193032.2594324" calcext:value-type="float">
            <text:p>-20193032,2594</text:p>
          </table:table-cell>
          <table:table-cell office:value-type="string" calcext:value-type="string">
            <text:p>Density Tiny severely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.00.0000</text:date>, <text:time style:data-style-name="N2" text:time-value="23:33:42.42807640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09T23:42:00.923129584</dc:date>
    <meta:editing-duration>PT2H53M53S</meta:editing-duration>
    <meta:editing-cycles>24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1" meta:cell-count="1632" meta:object-count="0"/>
  </office:meta>
</office:document-meta>
</file>